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den Patrón Campeones RIOT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taPrincipa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in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sto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M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adur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aduraPorNive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ioAtaqu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ioAtaquePorNivel</text:p>
          </table:table-cell>
          <table:table-cell/>
          <table:table-cell office:value-type="string" calcext:value-type="string">
            <text:p>No se guarda BBDD!!!!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goAtaqu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taqu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lAtaquePorNive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i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tPorNive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d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daPorNive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Vid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VidaPorNivel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lMov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PorNivel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gMan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ManaPorNivel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Magica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MagicaPorNivel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ll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ssiv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18:30:38.5192126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9:46:01.549756969</meta:creation-date>
    <dc:date>2014-07-21T18:30:56.150907555</dc:date>
    <meta:editing-duration>PT11M9S</meta:editing-duration>
    <meta:editing-cycles>5</meta:editing-cycles>
    <meta:generator>LibreOffice/4.2.4.2$Linux_X86_64 LibreOffice_project/420m0$Build-2</meta:generator>
    <meta:document-statistic meta:table-count="1" meta:cell-count="62" meta:object-count="0"/>
  </office:meta>
</office:document-meta>
</file>